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c8b6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48371e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587c53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87c53" officeooo:paragraph-rsid="005b388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a387b" officeooo:paragraph-rsid="005b3883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b3883" officeooo:paragraph-rsid="005b3883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c8b61" officeooo:paragraph-rsid="005c8b6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e65ab" officeooo:paragraph-rsid="005e65a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c8b61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text-position="0% 100%" style:font-name="Nimbus Sans L1" fo:font-size="12pt" fo:font-weight="bold" officeooo:rsid="00a65559" officeooo:paragraph-rsid="0069c8f1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officeooo:rsid="00a65559" officeooo:paragraph-rsid="0069c8f1" style:font-size-asian="12pt" style:font-size-complex="12pt"/>
    </style:style>
    <style:style style:name="P16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fo:font-weight="bold" officeooo:rsid="00488e99" officeooo:paragraph-rsid="0069c8f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1" officeooo:rsid="002c9a7c" officeooo:paragraph-rsid="00686a38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69c8f1" officeooo:paragraph-rsid="0069c8f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0pt" fo:font-weight="bold" officeooo:rsid="00414743" officeooo:paragraph-rsid="0068e5df" style:font-size-asian="10pt" style:font-weight-asian="bold" style:font-size-complex="10pt" style:font-weight-complex="bold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officeooo:paragraph-rsid="00516827"/>
    </style:style>
    <style:style style:name="P22" style:family="paragraph" style:parent-style-name="Standard" style:list-style-name="L1">
      <style:text-properties officeooo:paragraph-rsid="0064c108"/>
    </style:style>
    <style:style style:name="P23" style:family="paragraph" style:parent-style-name="Standard" style:list-style-name="L1">
      <style:text-properties style:font-name="Nimbus Sans L1" fo:font-size="10pt" style:font-size-asian="10pt" style:font-size-complex="10pt"/>
    </style:style>
    <style:style style:name="P24" style:family="paragraph" style:parent-style-name="Standard" style:list-style-name="L1">
      <style:text-properties style:font-name="Nimbus Sans L1" fo:font-size="10pt" officeooo:paragraph-rsid="00488e99" style:font-size-asian="10pt" style:font-size-complex="10pt"/>
    </style:style>
    <style:style style:name="P25" style:family="paragraph" style:parent-style-name="Standard" style:list-style-name="L1">
      <style:text-properties style:font-name="Nimbus Sans L1" fo:font-size="10pt" officeooo:paragraph-rsid="004a3446" style:font-size-asian="10pt" style:font-size-complex="10pt"/>
    </style:style>
    <style:style style:name="P26" style:family="paragraph" style:parent-style-name="Standard" style:list-style-name="L1">
      <style:text-properties style:font-name="Nimbus Sans L1" fo:font-size="10pt" officeooo:rsid="00488e99" officeooo:paragraph-rsid="004a3446" style:font-size-asian="10pt" style:font-size-complex="10pt"/>
    </style:style>
    <style:style style:name="P27" style:family="paragraph" style:parent-style-name="Standard" style:list-style-name="L1">
      <style:text-properties style:font-name="Nimbus Sans L1" fo:font-size="10pt" officeooo:rsid="004a3446" officeooo:paragraph-rsid="004a3446" style:font-size-asian="10pt" style:font-size-complex="10pt"/>
    </style:style>
    <style:style style:name="P28" style:family="paragraph" style:parent-style-name="Standard" style:list-style-name="L1">
      <style:text-properties style:font-name="Nimbus Sans L1" fo:font-size="10pt" officeooo:rsid="004b5a4c" officeooo:paragraph-rsid="004b5a4c" style:font-size-asian="10pt" style:font-size-complex="10pt"/>
    </style:style>
    <style:style style:name="P29" style:family="paragraph" style:parent-style-name="Standard" style:list-style-name="L1">
      <style:text-properties style:font-name="Nimbus Sans L1" fo:font-size="10pt" officeooo:rsid="004b5a4c" officeooo:paragraph-rsid="006032a6" style:font-size-asian="10pt" style:font-size-complex="10pt"/>
    </style:style>
    <style:style style:name="P30" style:family="paragraph" style:parent-style-name="Standard" style:list-style-name="L1">
      <style:text-properties style:font-name="Nimbus Sans L1" fo:font-size="10pt" officeooo:rsid="004b5a4c" officeooo:paragraph-rsid="0060ceeb" style:font-size-asian="10pt" style:font-size-complex="10pt"/>
    </style:style>
    <style:style style:name="P31" style:family="paragraph" style:parent-style-name="Standard" style:list-style-name="L1">
      <style:text-properties style:font-name="Nimbus Sans L1" fo:font-size="10pt" officeooo:rsid="004b5a4c" officeooo:paragraph-rsid="004fd6d7" style:font-size-asian="10pt" style:font-size-complex="10pt"/>
    </style:style>
    <style:style style:name="P32" style:family="paragraph" style:parent-style-name="Standard" style:list-style-name="L1">
      <style:text-properties style:font-name="Nimbus Sans L1" fo:font-size="10pt" officeooo:rsid="0062d8b2" officeooo:paragraph-rsid="0062d8b2" style:font-size-asian="10pt" style:font-size-complex="10pt"/>
    </style:style>
    <style:style style:name="P33" style:family="paragraph" style:parent-style-name="Standard" style:list-style-name="L1">
      <style:text-properties style:font-name="Nimbus Sans L1" fo:font-size="10pt" officeooo:rsid="0060ceeb" officeooo:paragraph-rsid="0060ceeb" style:font-size-asian="10pt" style:font-size-complex="10pt"/>
    </style:style>
    <style:style style:name="P34" style:family="paragraph" style:parent-style-name="Standard" style:list-style-name="L1">
      <style:text-properties style:font-name="Nimbus Sans L1" fo:font-size="10pt" officeooo:rsid="0060ceeb" officeooo:paragraph-rsid="0061d210" style:font-size-asian="10pt" style:font-size-complex="10pt"/>
    </style:style>
    <style:style style:name="P35" style:family="paragraph" style:parent-style-name="Standard" style:list-style-name="L1">
      <style:text-properties style:font-name="Nimbus Sans L1" fo:font-size="10pt" officeooo:rsid="0051d9be" officeooo:paragraph-rsid="0051d9be" style:font-size-asian="10pt" style:font-size-complex="10pt"/>
    </style:style>
    <style:style style:name="P36" style:family="paragraph" style:parent-style-name="Standard" style:list-style-name="L1">
      <style:text-properties style:font-name="Nimbus Sans L1" fo:font-size="10pt" officeooo:rsid="00532e9e" officeooo:paragraph-rsid="00532e9e" style:font-size-asian="10pt" style:font-size-complex="10pt"/>
    </style:style>
    <style:style style:name="P37" style:family="paragraph" style:parent-style-name="Standard" style:list-style-name="L1">
      <style:text-properties style:font-name="Nimbus Sans L1" fo:font-size="10pt" officeooo:rsid="00532e9e" officeooo:paragraph-rsid="0062d8b2" style:font-size-asian="10pt" style:font-size-complex="10pt"/>
    </style:style>
    <style:style style:name="P38" style:family="paragraph" style:parent-style-name="Standard" style:list-style-name="L1">
      <style:text-properties style:font-name="Nimbus Sans L" fo:font-size="10pt" officeooo:rsid="004a3446" officeooo:paragraph-rsid="004a3446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L1">
      <style:text-properties style:font-name="Nimbus Sans L" fo:font-size="10pt" officeooo:rsid="004a66de" officeooo:paragraph-rsid="004a66de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L1">
      <style:text-properties style:font-name="Nimbus Sans L" fo:font-size="10pt" officeooo:rsid="0051d9be" officeooo:paragraph-rsid="0051d9be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L1">
      <style:text-properties style:font-name="Nimbus Sans L" fo:font-size="10pt" style:text-underline-style="none" fo:font-weight="normal" officeooo:rsid="0051d9be" officeooo:paragraph-rsid="0051d9be" style:font-name-asian="Times New Roman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 style:list-style-name="L1">
      <style:text-properties style:font-name="Nimbus Sans L" fo:font-size="10pt" style:text-underline-style="none" officeooo:rsid="00532e9e" officeooo:paragraph-rsid="0064c108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L1">
      <style:text-properties style:font-name="Nimbus Sans L" fo:font-size="10pt" style:text-underline-style="none" officeooo:rsid="0064c108" officeooo:paragraph-rsid="0064c108" style:font-name-asian="Times New Roman" style:font-size-asian="10pt" style:font-name-complex="Times New Roman" style:font-size-complex="10pt"/>
    </style:style>
    <style:style style:name="P44" style:family="paragraph" style:parent-style-name="Standard" style:list-style-name="L1">
      <style:text-properties officeooo:rsid="00532e9e" officeooo:paragraph-rsid="00532e9e"/>
    </style:style>
    <style:style style:name="P4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officeooo:paragraph-rsid="005b3883"/>
    </style:style>
    <style:style style:name="P46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Nimbus Sans L1" fo:font-size="18pt" officeooo:rsid="00682997" officeooo:paragraph-rsid="00686a38" style:font-size-asian="18pt" style:font-size-complex="18pt"/>
    </style:style>
    <style:style style:name="P47" style:family="paragraph" style:parent-style-name="Heading_20_2">
      <style:paragraph-properties fo:margin-top="0cm" fo:margin-bottom="0cm" loext:contextual-spacing="false" fo:text-align="start" style:justify-single-word="false"/>
      <style:text-properties style:font-name="Nimbus Sans L1" fo:font-size="16pt" style:text-underline-style="solid" style:text-underline-width="auto" style:text-underline-color="font-color" fo:font-weight="bold" officeooo:rsid="002e40cf" officeooo:paragraph-rsid="0069c8f1" style:font-size-asian="16pt" style:font-weight-asian="bold" style:font-size-complex="16pt" style:font-weight-complex="bold"/>
    </style:style>
    <style:style style:name="T1" style:family="text">
      <style:text-properties officeooo:rsid="00182a1a"/>
    </style:style>
    <style:style style:name="T2" style:family="text">
      <style:text-properties officeooo:rsid="004c9461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3ffdd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587c5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a387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5b388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5c8b61" style:font-weight-asian="normal" style:font-weight-complex="normal"/>
    </style:style>
    <style:style style:name="T9" style:family="text">
      <style:text-properties style:font-name="Nimbus Sans L1" fo:font-size="10pt" style:text-underline-style="none" officeooo:rsid="00532e9e" style:font-name-asian="Times New Roman" style:font-size-asian="10pt" style:font-name-complex="Times New Roman" style:font-size-complex="10pt"/>
    </style:style>
    <style:style style:name="T10" style:family="text">
      <style:text-properties style:font-name="Nimbus Sans L1" fo:font-size="10pt" style:text-underline-style="none" officeooo:rsid="0062d8b2" style:font-name-asian="Times New Roman" style:font-size-asian="10pt" style:font-name-complex="Times New Roman" style:font-size-complex="10pt"/>
    </style:style>
    <style:style style:name="T11" style:family="text">
      <style:text-properties style:font-name="Nimbus Sans L1" fo:font-size="12pt" style:text-underline-style="solid" style:text-underline-width="auto" style:text-underline-color="font-color" fo:font-weight="normal" officeooo:rsid="00587c53" style:font-size-asian="12pt" style:font-weight-asian="normal" style:font-size-complex="12pt" style:font-weight-complex="normal"/>
    </style:style>
    <style:style style:name="T12" style:family="text">
      <style:text-properties style:font-name="Nimbus Sans L1" fo:font-size="12pt" style:text-underline-style="solid" style:text-underline-width="auto" style:text-underline-color="font-color" fo:font-weight="normal" officeooo:rsid="003ffddb" style:font-size-asian="12pt" style:font-weight-asian="normal" style:font-size-complex="12pt" style:font-weight-complex="normal"/>
    </style:style>
    <style:style style:name="T13" style:family="text">
      <style:text-properties style:font-name="Nimbus Sans L1" fo:font-size="12pt" style:text-underline-style="solid" style:text-underline-width="auto" style:text-underline-color="font-color" fo:font-weight="normal" officeooo:rsid="0048371e" style:font-size-asian="12pt" style:font-weight-asian="normal" style:font-size-complex="12pt" style:font-weight-complex="normal"/>
    </style:style>
    <style:style style:name="T14" style:family="text">
      <style:text-properties style:font-name="Nimbus Sans L1" fo:font-size="12pt" style:text-underline-style="solid" style:text-underline-width="auto" style:text-underline-color="font-color" fo:font-weight="normal" officeooo:rsid="005a387b" style:font-size-asian="12pt" style:font-weight-asian="normal" style:font-size-complex="1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48371e" style:font-weight-asian="normal" style:font-weight-complex="normal"/>
    </style:style>
    <style:style style:name="T17" style:family="text">
      <style:text-properties style:text-underline-style="none" style:font-name-asian="Times New Roman" style:font-name-complex="Times New Roman"/>
    </style:style>
    <style:style style:name="T18" style:family="text">
      <style:text-properties style:text-underline-style="none" officeooo:rsid="0062d8b2" style:font-name-asian="Times New Roman" style:font-name-complex="Times New Roman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8141d4" style:font-weight-asian="normal" style:font-weight-complex="normal"/>
    </style:style>
    <style:style style:name="T22" style:family="text">
      <style:text-properties style:text-position="0% 100%" style:font-name="Nimbus Sans L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8141d4" style:font-weight-asian="bold" style:font-weight-complex="bold"/>
    </style:style>
    <style:style style:name="T25" style:family="text">
      <style:text-properties officeooo:rsid="008285e3"/>
    </style:style>
    <style:style style:name="T26" style:family="text">
      <style:text-properties officeooo:rsid="00488e99"/>
    </style:style>
    <style:style style:name="T27" style:family="text">
      <style:text-properties style:font-name="Nimbus Sans L" style:font-name-asian="Times New Roman" style:font-name-complex="Times New Roman"/>
    </style:style>
    <style:style style:name="T28" style:family="text">
      <style:text-properties style:font-name="Nimbus Sans L" officeooo:rsid="00488e99" style:font-name-asian="Times New Roman" style:font-name-complex="Times New Roman"/>
    </style:style>
    <style:style style:name="T29" style:family="text">
      <style:text-properties style:font-name="Nimbus Sans L" officeooo:rsid="004a3446" style:font-name-asian="Times New Roman" style:font-name-complex="Times New Roman"/>
    </style:style>
    <style:style style:name="T30" style:family="text">
      <style:text-properties style:font-name="Nimbus Sans L" officeooo:rsid="004ce4ba" style:font-name-asian="Times New Roman" style:font-name-complex="Times New Roman"/>
    </style:style>
    <style:style style:name="T31" style:family="text">
      <style:text-properties style:font-name="Nimbus Sans L" officeooo:rsid="004e92c5" style:font-name-asian="Times New Roman" style:font-name-complex="Times New Roman"/>
    </style:style>
    <style:style style:name="T32" style:family="text">
      <style:text-properties style:font-name="Nimbus Sans L" officeooo:rsid="00516827" style:font-name-asian="Times New Roman" style:font-name-complex="Times New Roman"/>
    </style:style>
    <style:style style:name="T33" style:family="text">
      <style:text-properties style:font-name="Nimbus Sans L" officeooo:rsid="006032a6" style:font-name-asian="Times New Roman" style:font-name-complex="Times New Roman"/>
    </style:style>
    <style:style style:name="T34" style:family="text">
      <style:text-properties style:font-name="Nimbus Sans L" officeooo:rsid="0060ceeb" style:font-name-asian="Times New Roman" style:font-name-complex="Times New Roman"/>
    </style:style>
    <style:style style:name="T35" style:family="text">
      <style:text-properties style:font-name="Nimbus Sans L" officeooo:rsid="0061d210" style:font-name-asian="Times New Roman" style:font-name-complex="Times New Roman"/>
    </style:style>
    <style:style style:name="T36" style:family="text">
      <style:text-properties style:font-name="Nimbus Sans L" fo:font-size="10pt" officeooo:rsid="004fd6d7" style:font-name-asian="Times New Roman" style:font-size-asian="10pt" style:font-name-complex="Times New Roman" style:font-size-complex="10pt"/>
    </style:style>
    <style:style style:name="T37" style:family="text">
      <style:text-properties style:font-name="Nimbus Sans L" fo:font-size="10pt" officeooo:rsid="0051d9be" style:font-name-asian="Times New Roman" style:font-size-asian="10pt" style:font-name-complex="Times New Roman" style:font-size-complex="10pt"/>
    </style:style>
    <style:style style:name="T38" style:family="text">
      <style:text-properties style:font-name="Nimbus Sans L" fo:font-size="10pt" style:text-underline-style="none" style:font-name-asian="Times New Roman" style:font-size-asian="10pt" style:font-name-complex="Times New Roman" style:font-size-complex="10pt"/>
    </style:style>
    <style:style style:name="T39" style:family="text">
      <style:text-properties style:font-name="Nimbus Sans L" fo:font-size="10pt" style:text-underline-style="none" officeooo:rsid="00532e9e" style:font-name-asian="Times New Roman" style:font-size-asian="10pt" style:font-name-complex="Times New Roman" style:font-size-complex="10pt"/>
    </style:style>
    <style:style style:name="T40" style:family="text">
      <style:text-properties style:font-name="Nimbus Sans L" fo:font-size="10pt" style:text-underline-style="none" officeooo:rsid="00488e99" style:font-name-asian="Times New Roman" style:font-size-asian="10pt" style:font-name-complex="Times New Roman" style:font-size-complex="10pt"/>
    </style:style>
    <style:style style:name="T41" style:family="text">
      <style:text-properties style:font-name="Nimbus Sans L" fo:font-size="10pt" style:text-underline-style="none" officeooo:rsid="005547d3" style:font-name-asian="Times New Roman" style:font-size-asian="10pt" style:font-name-complex="Times New Roman" style:font-size-complex="10pt"/>
    </style:style>
    <style:style style:name="T42" style:family="text">
      <style:text-properties style:font-name="Nimbus Sans L" fo:font-size="10pt" style:text-underline-style="none" officeooo:rsid="00568590" style:font-name-asian="Times New Roman" style:font-size-asian="10pt" style:font-name-complex="Times New Roman" style:font-size-complex="10pt"/>
    </style:style>
    <style:style style:name="T43" style:family="text">
      <style:text-properties style:font-name="Nimbus Sans L" fo:font-size="10pt" style:text-underline-style="none" officeooo:rsid="0062d8b2" style:font-name-asian="Times New Roman" style:font-size-asian="10pt" style:font-name-complex="Times New Roman" style:font-size-complex="10pt"/>
    </style:style>
    <style:style style:name="T44" style:family="text">
      <style:text-properties style:font-name="Nimbus Sans L" fo:font-size="10pt" style:text-underline-style="none" officeooo:rsid="0064c108" style:font-name-asian="Times New Roman" style:font-size-asian="10pt" style:font-name-complex="Times New Roman" style:font-size-complex="10pt"/>
    </style:style>
    <style:style style:name="T45" style:family="text">
      <style:text-properties style:font-name="Nimbus Sans L" fo:font-size="10pt" style:text-underline-style="none" fo:font-weight="normal" officeooo:rsid="0064c108" style:font-name-asian="Times New Roman" style:font-size-asian="10pt" style:font-weight-asian="normal" style:font-name-complex="Times New Roman" style:font-size-complex="10pt" style:font-weight-complex="normal"/>
    </style:style>
    <style:style style:name="T46" style:family="text">
      <style:text-properties style:font-name="Nimbus Sans L" style:text-underline-style="none" style:font-name-asian="Times New Roman" style:font-name-complex="Times New Roman"/>
    </style:style>
    <style:style style:name="T47" style:family="text">
      <style:text-properties style:font-name="Nimbus Sans L" style:text-underline-style="none" officeooo:rsid="00828cd0" style:font-name-asian="Times New Roman" style:font-name-complex="Times New Roman"/>
    </style:style>
    <style:style style:name="T48" style:family="text">
      <style:text-properties style:font-name="Nimbus Sans L" style:text-underline-style="none" officeooo:rsid="0051d9be" style:font-name-asian="Times New Roman" style:font-name-complex="Times New Roman"/>
    </style:style>
    <style:style style:name="T49" style:family="text">
      <style:text-properties style:font-name="Nimbus Sans L" style:text-underline-style="none" officeooo:rsid="00488e99" style:font-name-asian="Times New Roman" style:font-name-complex="Times New Roman"/>
    </style:style>
    <style:style style:name="T50" style:family="text">
      <style:text-properties style:font-name="Nimbus Sans L" style:text-underline-style="none" officeooo:rsid="0062d8b2" style:font-name-asian="Times New Roman" style:font-name-complex="Times New Roman"/>
    </style:style>
    <style:style style:name="T51" style:family="text">
      <style:text-properties style:font-name="Nimbus Sans L" style:text-underline-style="none" fo:font-weight="normal" officeooo:rsid="0051d9be" style:font-name-asian="Times New Roman" style:font-weight-asian="normal" style:font-name-complex="Times New Roman" style:font-weight-complex="normal"/>
    </style:style>
    <style:style style:name="T52" style:family="text">
      <style:text-properties officeooo:rsid="005c8b61"/>
    </style:style>
    <style:style style:name="T53" style:family="text">
      <style:text-properties officeooo:rsid="002e8f86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587c53"/>
    </style:style>
    <style:style style:name="T56" style:family="text">
      <style:text-properties officeooo:rsid="005a387b"/>
    </style:style>
    <style:style style:name="T57" style:family="text">
      <style:text-properties officeooo:rsid="00587c53" style:font-name-asian="Times New Roman" style:font-name-complex="Times New Roman"/>
    </style:style>
    <style:style style:name="T58" style:family="text">
      <style:text-properties officeooo:rsid="00488e99" style:font-name-asian="Times New Roman" style:font-name-complex="Times New Roman"/>
    </style:style>
    <style:style style:name="T59" style:family="text">
      <style:text-properties officeooo:rsid="0051d9be" style:font-name-asian="Times New Roman" style:font-name-complex="Times New Roman"/>
    </style:style>
    <style:style style:name="T60" style:family="text">
      <style:text-properties officeooo:rsid="005a387b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2" text:is-list-header="true"><text:title>Polly's Kitchen and Numinbah - Car Routes - V1.0</text:title></text:h>
      <text:p text:style-name="P17">Phil Shepherd – <text:span text:style-name="T53">Aug 2016</text:span></text:p>
      <text:p text:style-name="P17"/>
      <text:p text:style-name="P15"><text:span text:style-name="T23">Map:<text:tab/></text:span><text:span text:style-name="T21">Mudgeeraba 9541-14, 01/07/1995</text:span><text:span text:style-name="T24"><text:line-break/></text:span><text:span text:style-name="T21">Canungra 9541-41, 01/01/1996</text:span></text:p>
      <text:p text:style-name="P14">Grid Ref Zone:<text:tab/><text:span text:style-name="T54">MGRS 56JNP</text:span></text:p>
      <text:p text:style-name="P16"><text:span text:style-name="T19">Bearings:<text:tab/></text:span><text:span text:style-name="T20">Quoted as compass bearings (add 11</text:span><text:span text:style-name="T22">° for map bearings)</text:span></text:p>
      <text:p text:style-name="P45"><text:span text:style-name="T45"/></text:p>
      <text:p text:style-name="P45"><text:span text:style-name="T45"/></text:p>
      <text:p text:style-name="P45"><text:span text:style-name="T11">CAR - </text:span><text:span text:style-name="T12">B</text:span><text:span text:style-name="T13">runswick Heads <text:s/>to Polly’s Kitchen </text:span><text:span text:style-name="T14">(1hr)</text:span></text:p>
      <text:p text:style-name="P7">From Brunswick Heads head North up M1<text:line-break/>70km - <text:tab/>Take exit 80 for The Link Way towards State Rte 99/Mudgeeraba/Springbrook</text:p>
      <text:p text:style-name="P7">170m -<text:tab/>Continue onto The Link Way</text:p>
      <text:p text:style-name="P7">400m -<text:tab/>At the roundabout, take the 1st exit onto Gold Coast Springbrook Rd/State Route 99<text:line-break/>10km - <text:tab/>Pass Polly’s Kitchen</text:p>
      <text:p text:style-name="P7">500m - <text:tab/>Park in Picnic area on the left just before Mary Leu Bridge</text:p>
      <text:p text:style-name="P7"/>
      <text:p text:style-name="P3"><text:span text:style-name="T5">CAR - </text:span><text:span text:style-name="T3">Polly’s Kitchen </text:span><text:span text:style-name="T5">to Numinbah Lake Campsite </text:span><text:span text:style-name="T6">(20min)</text:span></text:p>
      <text:p text:style-name="P8">Head west on Gold Coast Springbrook Rd/State Route 99</text:p>
      <text:p text:style-name="P8">7.9km -<text:tab/>Sharp right onto Pine Creek Rd</text:p>
      <text:p text:style-name="P8">3.7km -<text:tab/>Continue onto Gold Coast Springbrook Rd</text:p>
      <text:p text:style-name="P8"><text:span text:style-name="T52">2.3</text:span>km -<text:tab/>Turn right into Numinbah Lake Campsite</text:p>
      <text:p text:style-name="P7"/>
      <text:p text:style-name="P3"><text:span text:style-name="T5">CAR - Numinbah Lake Campsite </text:span><text:span text:style-name="T7">to Numinbah Hall (5min)</text:span></text:p>
      <text:p text:style-name="P9">Head west on Gold Coast Springbrook Rd</text:p>
      <text:p text:style-name="P9">1.3km - Turn left onto Nerang Murwillumbah Rd/State Route 97</text:p>
      <text:p text:style-name="P9">3.5km – Numinbah Hall is on the right</text:p>
      <text:p text:style-name="P12"/>
      <text:p text:style-name="P4"><text:span text:style-name="T5">CAR - <text:s/></text:span><text:span text:style-name="T7">Numinbah Hall </text:span><text:span text:style-name="T8">to Brunswich Heads (1hr 15min)</text:span></text:p>
      <text:p text:style-name="P10">Head north-east on Nerang Murwillumbah Rd/State Route 97</text:p>
      <text:p text:style-name="P10">17.3km - Turn right onto Latimers Crossing Rd/State Route 42</text:p>
      <text:p text:style-name="P11">12km - <text:tab/>Follow Route 42 to M1<text:line-break/>70km -<text:tab/>Follow M1 to Brunswick Head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loext:contextual-spacing="false" fo:keep-with-next="always"/>
      <style:text-properties fo:text-transform="uppercase" style:font-name="Arial" fo:font-family="Arial" style:font-family-generic="swiss" style:font-pitch="variable" fo:font-size="12pt" fo:language="en" fo:country="AU" fo:font-weight="bold" style:letter-kerning="true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language="en" fo:country="AU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212cm" loext:contextual-spacing="false" fo:keep-with-next="always"/>
      <style:text-properties fo:color="#ffffff"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MT1" style:family="text">
      <style:text-properties officeooo:rsid="00182a1a"/>
    </style:style>
    <style:style style:name="MT2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1</text:page-number><text:s/><text:span text:style-name="MT1">of </text:span><text:span text:style-name="MT1"><text:page-count>1</text:page-count></text:span></text:p>
      </style:header>
      <style:footer>
        <text:p text:style-name="MP2"><text:tab/><text:title>Polly's Kitchen and Numinbah - Car Routes - V1.0</text:title><text:tab/>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ly's Kitchen and Numinbah - Car Routes - V1.0</dc:title>
    <meta:initial-creator>User</meta:initial-creator>
    <meta:creation-date>2013-02-17T15:19:00</meta:creation-date>
    <dc:date>2018-08-17T20:39:32.267398805</dc:date>
    <meta:editing-cycles>122</meta:editing-cycles>
    <meta:editing-duration>PT11H35M49S</meta:editing-duration>
    <meta:generator>LibreOffice/6.0.5.2$Linux_X86_64 LibreOffice_project/00$Build-2</meta:generator>
    <meta:print-date>2016-08-12T09:00:36.881150188</meta:print-date>
    <meta:document-statistic meta:table-count="0" meta:image-count="0" meta:object-count="0" meta:page-count="1" meta:paragraph-count="25" meta:word-count="233" meta:character-count="1321" meta:non-whitespace-character-count="1104"/>
    <meta:user-defined meta:name="Info 1"/>
    <meta:user-defined meta:name="Info 2"/>
    <meta:user-defined meta:name="Info 3"/>
    <meta:user-defined meta:name="Info 4"/>
  </office:meta>
</office:document-meta>
</file>